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bcba2" officeooo:paragraph-rsid="000bcba2"/>
    </style:style>
    <style:style style:name="P2" style:family="paragraph" style:parent-style-name="Standard">
      <style:text-properties officeooo:rsid="000e7129" officeooo:paragraph-rsid="000e7129"/>
    </style:style>
    <style:style style:name="P3" style:family="paragraph" style:parent-style-name="Standard">
      <style:text-properties officeooo:rsid="001064da" officeooo:paragraph-rsid="00121225"/>
    </style:style>
    <style:style style:name="P4" style:family="paragraph" style:parent-style-name="Standard">
      <style:text-properties officeooo:rsid="00121225" officeooo:paragraph-rsid="00131b0d"/>
    </style:style>
    <style:style style:name="T1" style:family="text">
      <style:text-properties officeooo:rsid="000cc799"/>
    </style:style>
    <style:style style:name="T2" style:family="text">
      <style:text-properties officeooo:rsid="00121225"/>
    </style:style>
    <style:style style:name="T3" style:family="text">
      <style:text-properties officeooo:rsid="00131b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інотеатри- це чудовий спосіб провести час самому чи розважитися із дружньою компанією. Але в наш час доступна ще одна можливість переглянути улюблений фільм і при цьому не виходити з дому. Он-лайн кінотеатри <text:span text:style-name="T1">надають цю можливість. З їх допомогою будь-хто може переглянути новинки кіно чи переглянути улюблені стрічки в хорошій якості на великому екрані телевізора, чи ноутбука, чи смартфона. Достатньо тільки відкрити сторінку нашого сайту і всі, що Вас цікавить, знаходиться тепер на відстані одного кліку. Приємного перегляду та позитивних емоцій.</text:span></text:p>
      <text:p text:style-name="P1"/>
      <text:p text:style-name="P1"/>
      <text:p text:style-name="P2">Про нас</text:p>
      <text:p text:style-name="P3">Онлайн кінотеатри завдячують своїй появі вебмайстрам з недавніх 2005-2006 років, коли інтернет ще оплачували за використані мегабайти. Низька швидкість інтернету, ліміт на трафік, високі ціни на послуги інтернет-провайдерів були серйозною перешкодою на шляху реалізації кіносайтів. </text:p>
      <text:p text:style-name="P3">Але прогрес невпинно рухається вперед. <text:span text:style-name="T2">Комп’ютерні технології розвиваються, безлімітні пакети доступу до інтернет стали доступними і це підштовхнуло до поширення та розвитку розважальних порталів з переглядом кінострічок. </text:span></text:p>
      <text:p text:style-name="P4">Ми пропонуємо до перегляду все, що дозволить насолодитися красивим і якісним перекладом нашою рідною українською мовою. <text:span text:style-name="T3">Будьте впевнені, що після перегляду Ви будете приємно здивовані якістю наших картин. Ми цінуємо свою аудиторію, цінуємо вашу увагу і навіть з відео низької якості ми обираємо краще. Ваші зауваження та побажання домопожуть вдосконалити сервіс та зробити більш зручним та наповненим. Приємного перегляду та позитивних емоці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11:06:33.349427007</meta:creation-date>
    <meta:generator>LibreOffice/6.0.7.3$Linux_X86_64 LibreOffice_project/00m0$Build-3</meta:generator>
    <dc:date>2020-05-16T13:39:28.667023008</dc:date>
    <meta:editing-duration>PT1H28M10S</meta:editing-duration>
    <meta:editing-cycles>2</meta:editing-cycles>
    <meta:document-statistic meta:table-count="0" meta:image-count="0" meta:object-count="0" meta:page-count="1" meta:paragraph-count="5" meta:word-count="206" meta:character-count="1504" meta:non-whitespace-character-count="1301"/>
  </office:meta>
</office:document-meta>
</file>